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7b1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<text:span text:style-name="T1">Even /Odd</text:span></text:p>
      <text:p text:style-name="Standard">#include &lt;bits/stdc++.h&gt;</text:p>
      <text:p text:style-name="Standard">using namespace std;</text:p>
      <text:p text:style-name="Standard"/>
      <text:p text:style-name="Standard">int main() {</text:p>
      <text:p text:style-name="Standard"><text:s text:c="4"/>// Write C code here</text:p>
      <text:p text:style-name="Standard"><text:s text:c="4"/>int n;</text:p>
      <text:p text:style-name="Standard"><text:s text:c="4"/>cin&gt;&gt;n;</text:p>
      <text:p text:style-name="Standard"><text:s text:c="4"/>if(n%2==0){</text:p>
      <text:p text:style-name="Standard"><text:s text:c="8"/>cout&lt;&lt;"Number is Even";</text:p>
      <text:p text:style-name="Standard"><text:s text:c="4"/>}</text:p>
      <text:p text:style-name="Standard"><text:s text:c="4"/>else{</text:p>
      <text:p text:style-name="Standard"><text:s text:c="8"/>cout&lt;&lt;"Number is Odd"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17:43:21.179742308</meta:creation-date>
    <dc:date>2022-06-28T12:34:29.198169475</dc:date>
    <meta:editing-duration>PT1M1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30" meta:character-count="209" meta:non-whitespace-character-count="149"/>
  </office:meta>
</office:document-meta>
</file>